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7c14b"/>
    </style:style>
    <style:style style:name="P2" style:family="paragraph" style:parent-style-name="Text_20_body" style:list-style-name="L1">
      <style:text-properties officeooo:rsid="0002cabe"/>
    </style:style>
    <style:style style:name="P3" style:family="paragraph" style:parent-style-name="Heading_20_3">
      <style:text-properties officeooo:rsid="0002cabe"/>
    </style:style>
    <style:style style:name="P4" style:family="paragraph" style:parent-style-name="Text_20_body" style:list-style-name="L2">
      <style:text-properties officeooo:rsid="0002cabe"/>
    </style:style>
    <style:style style:name="P5" style:family="paragraph" style:parent-style-name="Heading_20_4">
      <style:text-properties officeooo:rsid="0002cabe"/>
    </style:style>
    <style:style style:name="P6" style:family="paragraph" style:parent-style-name="Text_20_body" style:list-style-name="L3">
      <style:text-properties officeooo:rsid="0002cabe"/>
    </style:style>
    <style:style style:name="P7" style:family="paragraph" style:parent-style-name="Text_20_body" style:list-style-name="L4">
      <style:text-properties officeooo:rsid="0002cabe"/>
    </style:style>
    <style:style style:name="P8" style:family="paragraph" style:parent-style-name="Text_20_body" style:list-style-name="L5">
      <style:text-properties officeooo:rsid="0002cabe"/>
    </style:style>
    <style:style style:name="P9" style:family="paragraph" style:parent-style-name="Text_20_body" style:list-style-name="L6">
      <style:text-properties officeooo:rsid="0002cabe"/>
    </style:style>
    <style:style style:name="P10" style:family="paragraph" style:parent-style-name="Text_20_body" style:list-style-name="L7">
      <style:text-properties officeooo:rsid="0002cabe"/>
    </style:style>
    <style:style style:name="P11" style:family="paragraph" style:parent-style-name="Text_20_body" style:list-style-name="L8">
      <style:text-properties officeooo:rsid="0002cabe"/>
    </style:style>
    <style:style style:name="P12" style:family="paragraph" style:parent-style-name="Standard">
      <style:text-properties officeooo:rsid="0002cabe" officeooo:paragraph-rsid="0002cabe"/>
    </style:style>
    <style:style style:name="T1" style:family="text">
      <style:text-properties fo:font-size="18pt" fo:font-weight="bold" officeooo:rsid="0002cabe" style:font-size-asian="18pt" style:font-weight-asian="bold" style:font-size-complex="18pt" style:font-weight-complex="bold"/>
    </style:style>
    <style:style style:name="T2" style:family="text">
      <style:text-properties officeooo:rsid="0002cabe"/>
    </style:style>
    <style:style style:name="T3" style:family="text">
      <style:text-properties fo:font-size="14pt" fo:font-weight="bold" officeooo:rsid="0002cabe" style:font-size-asian="14pt" style:font-weight-asian="bold" style:font-size-complex="14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ageSnip<text:line-break/></text:span>PageSnip vat lange webpagina’s snel samen en laat gebruikers natuurlijke-taalvragen over de inhoud stellen. Het markeert de brontekst, zodat gebruikers precies kunnen zien waar de informatie vandaan komt. <text:span text:style-name="T2"><text:line-break/><text:line-break/></text:span><text:span text:style-name="T3">1. Projectdefinitie en planning</text:span></text:p>
      <text:list text:style-name="L1">
        <text:list-item>
          <text:p text:style-name="P2"><text:span text:style-name="Strong_20_Emphasis">Doel</text:span>: Vat lange webpagina’s samen, beantwoord vragen in natuurlijke taal, en markeer de brontekst.</text:p>
        </text:list-item>
        <text:list-item>
          <text:p text:style-name="P2"><text:span text:style-name="Strong_20_Emphasis">Naam</text:span>: PageSnip</text:p>
        </text:list-item>
        <text:list-item>
          <text:p text:style-name="P2"><text:span text:style-name="Strong_20_Emphasis">Probleem dat je oplost</text:span>: Informatie-overload bij lange webpagina’s. PageSnip maakt content snel begrijpelijk en navigeerbaar.</text:p>
        </text:list-item>
      </text:list>
      <text:h text:style-name="P3" text:outline-level="3">2. Conceptuele architectuur</text:h>
      <text:list text:style-name="L2">
        <text:list-item>
          <text:p text:style-name="P4"><text:span text:style-name="Strong_20_Emphasis">Chrome Extension UI</text:span>:</text:p>
          <text:list>
            <text:list-item>
              <text:p text:style-name="P4">Sidebar of popup interface</text:p>
            </text:list-item>
            <text:list-item>
              <text:p text:style-name="P4">Knop “Samenvatten”</text:p>
            </text:list-item>
            <text:list-item>
              <text:p text:style-name="P4">Vragenveld (“Stel een vraag over deze pagina”)</text:p>
            </text:list-item>
          </text:list>
        </text:list-item>
        <text:list-item>
          <text:p text:style-name="P4"><text:span text:style-name="Strong_20_Emphasis">Functionaliteit</text:span>:</text:p>
          <text:list>
            <text:list-item>
              <text:p text:style-name="P4">Extractie van pagina-inhoud via <text:span text:style-name="Source_20_Text">content_scripts</text:span></text:p>
            </text:list-item>
            <text:list-item>
              <text:p text:style-name="P4">Samenvatting via <text:span text:style-name="Strong_20_Emphasis">Summarizer API</text:span></text:p>
            </text:list-item>
            <text:list-item>
              <text:p text:style-name="P4">Vraag-antwoord via <text:span text:style-name="Strong_20_Emphasis">Prompt API</text:span></text:p>
            </text:list-item>
            <text:list-item>
              <text:p text:style-name="P4">Brontekstmarkering via DOM-highlighting</text:p>
            </text:list-item>
          </text:list>
        </text:list-item>
        <text:list-item>
          <text:p text:style-name="P4"><text:span text:style-name="Strong_20_Emphasis">Gemini Nano integratie</text:span>:</text:p>
          <text:list>
            <text:list-item>
              <text:p text:style-name="P4">Gebruik Gemini Nano via Chrome’s AI APIs (Prompt API, Summarizer API)</text:p>
            </text:list-item>
          </text:list>
        </text:list-item>
      </text:list>
      <text:h text:style-name="P3" text:outline-level="3">3. Ontwikkeling</text:h>
      <text:h text:style-name="P5" text:outline-level="4"><text:s text:c="7"/>Setup</text:h>
      <text:list text:style-name="L3">
        <text:list-item>
          <text:p text:style-name="P6">Maak een nieuwe Chrome Extension met:</text:p>
          <text:list>
            <text:list-item>
              <text:p text:style-name="P6"><text:span text:style-name="Source_20_Text">manifest.json</text:span> (v3)</text:p>
            </text:list-item>
            <text:list-item>
              <text:p text:style-name="P6"><text:span text:style-name="Source_20_Text">background.js</text:span>, <text:span text:style-name="Source_20_Text">content.js</text:span>, <text:span text:style-name="Source_20_Text">popup.html</text:span>, <text:span text:style-name="Source_20_Text">popup.js</text:span></text:p>
            </text:list-item>
          </text:list>
        </text:list-item>
        <text:list-item>
          <text:p text:style-name="P6">Voeg permissies toe: <text:span text:style-name="Source_20_Text">"activeTab"</text:span>, <text:span text:style-name="Source_20_Text">"scripting"</text:span>, <text:span text:style-name="Source_20_Text">"storage"</text:span></text:p>
        </text:list-item>
      </text:list>
      <text:h text:style-name="P5" text:outline-level="4"><text:s text:c="7"/>API-integratie</text:h>
      <text:list text:style-name="L4">
        <text:list-item>
          <text:p text:style-name="P7"><text:span text:style-name="Strong_20_Emphasis">Summarizer API</text:span>: Samenvattingen genereren van de pagina</text:p>
        </text:list-item>
        <text:list-item>
          <text:p text:style-name="P7"><text:span text:style-name="Strong_20_Emphasis">Prompt API</text:span>: Natuurlijke-taalvragen beantwoorden</text:p>
        </text:list-item>
        <text:list-item>
          <text:p text:style-name="P7"><text:span text:style-name="Strong_20_Emphasis">Highlighting</text:span>: Gebruik <text:span text:style-name="Source_20_Text">Range</text:span> en <text:span text:style-name="Source_20_Text">document.createRange()</text:span> om brontekst te markeren</text:p>
        </text:list-item>
      </text:list>
      <text:h text:style-name="P5" text:outline-level="4"><text:soft-page-break/><text:s text:c="7"/>Testen</text:h>
      <text:list text:style-name="L5">
        <text:list-item>
          <text:p text:style-name="P8">Test op verschillende soorten pagina’s (nieuws, blogs, documentatie)</text:p>
        </text:list-item>
        <text:list-item>
          <text:p text:style-name="P8">Zorg dat de brontekstmarkering accuraat is</text:p>
        </text:list-item>
        <text:list-item>
          <text:p text:style-name="P8">Controleer edge cases (lege pagina’s, dynamische content)</text:p>
        </text:list-item>
      </text:list>
      <text:h text:style-name="P3" text:outline-level="3">4. Packaging en publicatie</text:h>
      <text:list text:style-name="L6">
        <text:list-item>
          <text:p text:style-name="P9"><text:span text:style-name="Strong_20_Emphasis">GitHub repository</text:span>:</text:p>
          <text:list>
            <text:list-item>
              <text:p text:style-name="P9">Open source licentie (bijv. MIT)</text:p>
            </text:list-item>
            <text:list-item>
              <text:p text:style-name="P9">README met:</text:p>
              <text:list>
                <text:list-item>
                  <text:p text:style-name="P9">Installatie-instructies</text:p>
                </text:list-item>
                <text:list-item>
                  <text:p text:style-name="P9">API keys (indien nodig, met dummy of instructies)</text:p>
                </text:list-item>
                <text:list-item>
                  <text:p text:style-name="P9">Demo screenshots</text:p>
                </text:list-item>
                <text:list-item>
                  <text:p text:style-name="P9">Login info (indien private demo)</text:p>
                </text:list-item>
              </text:list>
            </text:list-item>
          </text:list>
        </text:list-item>
        <text:list-item>
          <text:p text:style-name="P9"><text:span text:style-name="Strong_20_Emphasis">Werkende demo</text:span>:</text:p>
          <text:list>
            <text:list-item>
              <text:p text:style-name="P9">Publiceer op een testpagina of via een gepubliceerde Chrome Extension</text:p>
            </text:list-item>
            <text:list-item>
              <text:p text:style-name="P9">Zorg dat judges toegang hebben</text:p>
            </text:list-item>
          </text:list>
        </text:list-item>
      </text:list>
      <text:h text:style-name="P3" text:outline-level="3">5. Demo video maken</text:h>
      <text:list text:style-name="L7">
        <text:list-item>
          <text:p text:style-name="P10"><text:span text:style-name="Strong_20_Emphasis">Duur</text:span>: max 3 minuten</text:p>
        </text:list-item>
        <text:list-item>
          <text:p text:style-name="P10"><text:span text:style-name="Strong_20_Emphasis">Inhoud</text:span>:</text:p>
          <text:list>
            <text:list-item>
              <text:p text:style-name="P10">Introductie van PageSnip</text:p>
            </text:list-item>
            <text:list-item>
              <text:p text:style-name="P10">Live demonstratie: samenvatten, vragen stellen, brontekstmarkering</text:p>
            </text:list-item>
            <text:list-item>
              <text:p text:style-name="P10">Toon de gebruikte APIs</text:p>
            </text:list-item>
          </text:list>
        </text:list-item>
        <text:list-item>
          <text:p text:style-name="P10"><text:span text:style-name="Strong_20_Emphasis">Upload</text:span>: YouTube of Vimeo (openbaar)</text:p>
        </text:list-item>
        <text:list-item>
          <text:p text:style-name="P10"><text:span text:style-name="Strong_20_Emphasis">Link</text:span>: Voeg toe aan je inzending</text:p>
        </text:list-item>
      </text:list>
      <text:h text:style-name="P3" text:outline-level="3">6. Engelse beschrijving schrijven</text:h>
      <text:list text:style-name="L8">
        <text:list-item>
          <text:p text:style-name="P11"><text:span text:style-name="Strong_20_Emphasis">Wat het doet</text:span>: Vat pagina’s samen, beantwoord vragen, markeert brontekst</text:p>
        </text:list-item>
        <text:list-item>
          <text:p text:style-name="P11"><text:span text:style-name="Strong_20_Emphasis">Welke APIs</text:span>: Summarizer API, Prompt API</text:p>
        </text:list-item>
        <text:list-item>
          <text:p text:style-name="P11"><text:span text:style-name="Strong_20_Emphasis">Probleem</text:span>: Moeilijk om snel relevante info te vinden op lange webpagina’s</text:p>
        </text:list-item>
        <text:list-item>
          <text:p text:style-name="P11"><text:span text:style-name="Strong_20_Emphasis">Oplossing</text:span>: PageSnip maakt dit direct inzichtelijk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1T11:19:19.274064800</meta:creation-date>
    <dc:date>2025-10-01T14:32:21.574334000</dc:date>
    <meta:editing-duration>PT15M56S</meta:editing-duration>
    <meta:editing-cycles>2</meta:editing-cycles>
    <meta:generator>LibreOffice/25.8.1.1$Windows_X86_64 LibreOffice_project/54047653041915e595ad4e45cccea684809c77b5</meta:generator>
    <meta:document-statistic meta:table-count="0" meta:image-count="0" meta:object-count="0" meta:page-count="2" meta:paragraph-count="54" meta:word-count="339" meta:character-count="2290" meta:non-whitespace-character-count="2027"/>
  </office:meta>
</office:document-meta>
</file>